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Arrow_20_concave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818cm" fo:padding-top="0.125cm" fo:padding-bottom="0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24cm" fo:padding-top="0cm" fo:padding-bottom="0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4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8cm" fo:padding-bottom="0.148cm" fo:padding-left="0.273cm" fo:padding-right="0.273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077cm" svg:y1="14.786cm" svg:x2="17.494cm" svg:y2="14.786cm">
            <text:p/>
          </draw:line>
          <draw:frame draw:style-name="gr2" draw:text-style-name="P3" draw:layer="layout" svg:width="1.318cm" svg:height="0.505cm" svg:x="3.433cm" svg:y="14.953cm">
            <draw:text-box>
              <text:p text:style-name="P2"><text:span text:style-name="T1">1965</text:span></text:p>
            </draw:text-box>
          </draw:frame>
          <draw:frame draw:style-name="gr3" draw:text-style-name="P3" draw:layer="layout" svg:width="0.724cm" svg:height="0.38cm" svg:x="5.747cm" svg:y="14.218cm">
            <draw:text-box>
              <text:p text:style-name="P2"><text:span text:style-name="T1">B</text:span></text:p>
            </draw:text-box>
          </draw:frame>
          <draw:line draw:style-name="gr4" draw:text-style-name="P1" draw:layer="layout" svg:x1="4.091cm" svg:y1="14.618cm" svg:x2="4.091cm" svg:y2="14.95cm">
            <text:p/>
          </draw:line>
          <draw:line draw:style-name="gr5" draw:text-style-name="P1" draw:layer="layout" svg:x1="4.59cm" svg:y1="14.674cm" svg:x2="4.59cm" svg:y2="14.895cm">
            <text:p/>
          </draw:line>
          <draw:line draw:style-name="gr5" draw:text-style-name="P1" draw:layer="layout" svg:x1="5.09cm" svg:y1="14.674cm" svg:x2="5.09cm" svg:y2="14.895cm">
            <text:p/>
          </draw:line>
          <draw:line draw:style-name="gr5" draw:text-style-name="P1" draw:layer="layout" svg:x1="5.587cm" svg:y1="14.674cm" svg:x2="5.587cm" svg:y2="14.895cm">
            <text:p/>
          </draw:line>
          <draw:line draw:style-name="gr5" draw:text-style-name="P1" draw:layer="layout" svg:x1="6.081cm" svg:y1="14.674cm" svg:x2="6.081cm" svg:y2="14.895cm">
            <text:p/>
          </draw:line>
          <draw:frame draw:style-name="gr2" draw:text-style-name="P3" draw:layer="layout" svg:width="1.318cm" svg:height="0.505cm" svg:x="5.929cm" svg:y="14.953cm">
            <draw:text-box>
              <text:p text:style-name="P2"><text:span text:style-name="T1">1970</text:span></text:p>
            </draw:text-box>
          </draw:frame>
          <draw:line draw:style-name="gr4" draw:text-style-name="P1" draw:layer="layout" svg:x1="6.588cm" svg:y1="14.618cm" svg:x2="6.588cm" svg:y2="14.95cm">
            <text:p/>
          </draw:line>
          <draw:line draw:style-name="gr5" draw:text-style-name="P1" draw:layer="layout" svg:x1="7.087cm" svg:y1="14.674cm" svg:x2="7.087cm" svg:y2="14.895cm">
            <text:p/>
          </draw:line>
          <draw:line draw:style-name="gr5" draw:text-style-name="P1" draw:layer="layout" svg:x1="7.582cm" svg:y1="14.674cm" svg:x2="7.582cm" svg:y2="14.895cm">
            <text:p/>
          </draw:line>
          <draw:line draw:style-name="gr5" draw:text-style-name="P1" draw:layer="layout" svg:x1="8.083cm" svg:y1="14.674cm" svg:x2="8.083cm" svg:y2="14.895cm">
            <text:p/>
          </draw:line>
          <draw:line draw:style-name="gr5" draw:text-style-name="P1" draw:layer="layout" svg:x1="8.584cm" svg:y1="14.674cm" svg:x2="8.584cm" svg:y2="14.895cm">
            <text:p/>
          </draw:line>
          <draw:frame draw:style-name="gr2" draw:text-style-name="P3" draw:layer="layout" svg:width="1.318cm" svg:height="0.505cm" svg:x="8.427cm" svg:y="14.953cm">
            <draw:text-box>
              <text:p text:style-name="P2"><text:span text:style-name="T1">1975</text:span></text:p>
            </draw:text-box>
          </draw:frame>
          <draw:line draw:style-name="gr4" draw:text-style-name="P1" draw:layer="layout" svg:x1="9.084cm" svg:y1="14.618cm" svg:x2="9.084cm" svg:y2="14.95cm">
            <text:p/>
          </draw:line>
          <draw:line draw:style-name="gr5" draw:text-style-name="P1" draw:layer="layout" svg:x1="9.584cm" svg:y1="14.674cm" svg:x2="9.584cm" svg:y2="14.895cm">
            <text:p/>
          </draw:line>
          <draw:line draw:style-name="gr5" draw:text-style-name="P1" draw:layer="layout" svg:x1="10.083cm" svg:y1="14.674cm" svg:x2="10.083cm" svg:y2="14.895cm">
            <text:p/>
          </draw:line>
          <draw:line draw:style-name="gr5" draw:text-style-name="P1" draw:layer="layout" svg:x1="10.584cm" svg:y1="14.674cm" svg:x2="10.584cm" svg:y2="14.895cm">
            <text:p/>
          </draw:line>
          <draw:line draw:style-name="gr5" draw:text-style-name="P1" draw:layer="layout" svg:x1="11.083cm" svg:y1="14.674cm" svg:x2="11.083cm" svg:y2="14.895cm">
            <text:p/>
          </draw:line>
          <draw:frame draw:style-name="gr2" draw:text-style-name="P3" draw:layer="layout" svg:width="1.318cm" svg:height="0.505cm" svg:x="10.926cm" svg:y="14.953cm">
            <draw:text-box>
              <text:p text:style-name="P2"><text:span text:style-name="T1">1980</text:span></text:p>
            </draw:text-box>
          </draw:frame>
          <draw:line draw:style-name="gr4" draw:text-style-name="P1" draw:layer="layout" svg:x1="11.583cm" svg:y1="14.618cm" svg:x2="11.583cm" svg:y2="14.95cm">
            <text:p/>
          </draw:line>
          <draw:line draw:style-name="gr5" draw:text-style-name="P1" draw:layer="layout" svg:x1="12.08cm" svg:y1="14.674cm" svg:x2="12.08cm" svg:y2="14.895cm">
            <text:p/>
          </draw:line>
          <draw:line draw:style-name="gr5" draw:text-style-name="P1" draw:layer="layout" svg:x1="12.581cm" svg:y1="14.674cm" svg:x2="12.581cm" svg:y2="14.895cm">
            <text:p/>
          </draw:line>
          <draw:line draw:style-name="gr5" draw:text-style-name="P1" draw:layer="layout" svg:x1="13.08cm" svg:y1="14.674cm" svg:x2="13.08cm" svg:y2="14.895cm">
            <text:p/>
          </draw:line>
          <draw:line draw:style-name="gr5" draw:text-style-name="P1" draw:layer="layout" svg:x1="13.574cm" svg:y1="14.674cm" svg:x2="13.574cm" svg:y2="14.895cm">
            <text:p/>
          </draw:line>
          <draw:frame draw:style-name="gr2" draw:text-style-name="P3" draw:layer="layout" svg:width="1.318cm" svg:height="0.505cm" svg:x="13.42cm" svg:y="14.953cm">
            <draw:text-box>
              <text:p text:style-name="P2"><text:span text:style-name="T1">1985</text:span></text:p>
            </draw:text-box>
          </draw:frame>
          <draw:line draw:style-name="gr4" draw:text-style-name="P1" draw:layer="layout" svg:x1="14.075cm" svg:y1="14.618cm" svg:x2="14.075cm" svg:y2="14.95cm">
            <text:p/>
          </draw:line>
          <draw:line draw:style-name="gr5" draw:text-style-name="P1" draw:layer="layout" svg:x1="14.579cm" svg:y1="14.674cm" svg:x2="14.579cm" svg:y2="14.895cm">
            <text:p/>
          </draw:line>
          <draw:line draw:style-name="gr5" draw:text-style-name="P1" draw:layer="layout" svg:x1="15.075cm" svg:y1="14.674cm" svg:x2="15.075cm" svg:y2="14.895cm">
            <text:p/>
          </draw:line>
          <draw:line draw:style-name="gr5" draw:text-style-name="P1" draw:layer="layout" svg:x1="15.575cm" svg:y1="14.674cm" svg:x2="15.575cm" svg:y2="14.895cm">
            <text:p/>
          </draw:line>
          <draw:line draw:style-name="gr5" draw:text-style-name="P1" draw:layer="layout" svg:x1="16.076cm" svg:y1="14.674cm" svg:x2="16.076cm" svg:y2="14.895cm">
            <text:p/>
          </draw:line>
          <draw:frame draw:style-name="gr2" draw:text-style-name="P3" draw:layer="layout" svg:width="1.318cm" svg:height="0.505cm" svg:x="15.918cm" svg:y="14.953cm">
            <draw:text-box>
              <text:p text:style-name="P2"><text:span text:style-name="T1">1990</text:span></text:p>
            </draw:text-box>
          </draw:frame>
          <draw:line draw:style-name="gr4" draw:text-style-name="P1" draw:layer="layout" svg:x1="16.576cm" svg:y1="14.618cm" svg:x2="16.576cm" svg:y2="14.95cm">
            <text:p/>
          </draw:line>
          <draw:line draw:style-name="gr5" draw:text-style-name="P1" draw:layer="layout" svg:x1="6.081cm" svg:y1="14.674cm" svg:x2="6.081cm" svg:y2="14.8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5:18:49.557550663</meta:creation-date>
    <dc:date>2018-01-31T15:20:27.004721460</dc:date>
    <meta:editing-duration>PT24S</meta:editing-duration>
    <meta:editing-cycles>1</meta:editing-cycles>
    <meta:document-statistic meta:object-count="36"/>
    <meta:generator>LibreOffice/6.0.0.3$MacOSX_X86_64 LibreOffice_project/64a0f66915f38c6217de274f0aa8e15618924765</meta:generator>
  </office:meta>
</office:document-meta>
</file>